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T1" style:family="text">
      <style:text-properties fo:font-weight="bold"/>
    </style:style>
  </office:automatic-styles>
  <office:body>
    <office:spreadsheet>
      <table:table table:name="Sheet1" table:style-name="ta1" table:print="false">
        <table:table-column table:style-name="co1" table:number-columns-repeated="4" table:default-cell-style-name="Default"/>
        <table:table-row table:style-name="ro1">
          <table:table-cell office:value-type="string">
            <text:p>section</text:p>
          </table:table-cell>
          <table:table-cell office:value-type="string">
            <text:p>subsection</text:p>
          </table:table-cell>
          <table:table-cell office:value-type="string">
            <text:p>title</text:p>
          </table:table-cell>
          <table:table-cell office:value-type="string">
            <text:p>description</text:p>
          </table:table-cell>
        </table:table-row>
        <table:table-row table:style-name="ro1">
          <table:table-cell office:value-type="string">
            <text:p>Locations</text:p>
          </table:table-cell>
          <table:table-cell office:value-type="string">
            <text:p>Ter</text:p>
          </table:table-cell>
          <table:table-cell office:value-type="string">
            <text:p>Ter</text:p>
          </table:table-cell>
          <table:table-cell office:value-type="string">
            <text:p>Our planet</text:p>
          </table:table-cell>
        </table:table-row>
        <table:table-row table:style-name="ro1">
          <table:table-cell office:value-type="string">
            <text:p>Locations</text:p>
          </table:table-cell>
          <table:table-cell office:value-type="string">
            <text:p>Ter</text:p>
          </table:table-cell>
          <table:table-cell office:value-type="string">
            <text:p>Ter Wenda</text:p>
          </table:table-cell>
          <table:table-cell office:value-type="string">
            <text:p>Literally 'Western Ter.' The continent where the story takes place, and the only major landmass containing sentient life on the planet.</text:p>
          </table:table-cell>
        </table:table-row>
        <table:table-row table:style-name="ro1">
          <table:table-cell office:value-type="string">
            <text:p>Locations</text:p>
          </table:table-cell>
          <table:table-cell office:value-type="string">
            <text:p>Ter</text:p>
          </table:table-cell>
          <table:table-cell office:value-type="string">
            <text:p>Auk</text:p>
          </table:table-cell>
          <table:table-cell office:value-type="string">
            <text:p>Ter's sister planet hanging impossibly close in the sky. During winter, it occupies a persistent spot about 30 degrees above the northwestern horizon. Recently, with the advancement of telescopic lenses, signs of life in the form of tiny dancing lights have been spotted during night.</text:p>
          </table:table-cell>
        </table:table-row>
        <table:table-row table:style-name="ro1">
          <table:table-cell office:value-type="string">
            <text:p>Locations</text:p>
          </table:table-cell>
          <table:table-cell office:value-type="string">
            <text:p>Solria Ter</text:p>
          </table:table-cell>
          <table:table-cell office:value-type="string">
            <text:p>Solria Ter</text:p>
          </table:table-cell>
          <table:table-cell office:value-type="string">
            <text:p>'Sunlight (of) Ter,' the self-styled leaders of Ter Wenda. Composed mostly of humans (especially among those in power), they quickly rose as a national power following the fall of a previous empire 430 years ago, and are now dominating half the continent with intentions of taking the rest under their protection.'</text:p>
          </table:table-cell>
        </table:table-row>
        <table:table-row table:style-name="ro1">
          <table:table-cell office:value-type="string">
            <text:p>Locations</text:p>
          </table:table-cell>
          <table:table-cell office:value-type="string">
            <text:p>Solria Ter</text:p>
          </table:table-cell>
          <table:table-cell office:value-type="string">
            <text:p>Apostria</text:p>
          </table:table-cell>
          <table:table-cell office:value-type="string">
            <text:p>Capitol city of Solria Ter residing at the north central end of the continent. While the city is smaller than Maklar's Embrace, the surrounding area is full of many more people.</text:p>
          </table:table-cell>
        </table:table-row>
        <table:table-row table:style-name="ro1">
          <table:table-cell office:value-type="string">
            <text:p>Locations</text:p>
          </table:table-cell>
          <table:table-cell office:value-type="string">
            <text:p>Solria Ter</text:p>
          </table:table-cell>
          <table:table-cell office:value-type="string">
            <text:p>Evoxa</text:p>
          </table:table-cell>
          <table:table-cell office:value-type="string">
            <text:p>A Solrian Ter large city in the center of the continent, just about equidistant to all three other nations.</text:p>
          </table:table-cell>
        </table:table-row>
        <table:table-row table:style-name="ro1">
          <table:table-cell office:value-type="string">
            <text:p>Locations</text:p>
          </table:table-cell>
          <table:table-cell office:value-type="string">
            <text:p>Solria Ter</text:p>
          </table:table-cell>
          <table:table-cell office:value-type="string">
            <text:p>Astrod</text:p>
          </table:table-cell>
          <table:table-cell office:value-type="string">
            <text:p>A tiny fishing village of no note located in the harsh rocky plains of north western Ter Wenda.Ialias' adoptive home town, and the opening location of our story.</text:p>
          </table:table-cell>
        </table:table-row>
        <table:table-row table:style-name="ro2">
          <table:table-cell office:value-type="string">
            <text:p>Locations</text:p>
          </table:table-cell>
          <table:table-cell office:value-type="string">
            <text:p>Solria Ter</text:p>
          </table:table-cell>
          <table:table-cell office:value-type="string">
            <text:p>Fort Anora</text:p>
          </table:table-cell>
          <table:table-cell office:value-type="string">
            <text:p>A newly erected fort guarding a river crossing in southwestern Solria Ter. The party was held captive here for 3 days. Following that, an adult black dragon infected by after-dark reigned destruction on the fort... Following *<text:span text:style-name="T1">that</text:span>*, soldiers became infested by worms spawned from after-dark.</text:p>
          </table:table-cell>
        </table:table-row>
        <table:table-row table:style-name="ro1">
          <table:table-cell office:value-type="string">
            <text:p>Locations</text:p>
          </table:table-cell>
          <table:table-cell office:value-type="string">
            <text:p>Vay Reach</text:p>
          </table:table-cell>
          <table:table-cell office:value-type="string">
            <text:p>Vay Reach</text:p>
          </table:table-cell>
          <table:table-cell office:value-type="string">
            <text:p>Founded by humans who were kicked out of present-day Lestron by immigrating elves who had found their "promise land." They settled in the one place that was not inhabited - a massive mountain range in the West. Life began hard in the harsh climate, but through perseverance and with the help of Dwarves, it became a thriving nation full of progressive educated people with the potential to rival both Solria Ter and Lestron... one day.</text:p>
          </table:table-cell>
        </table:table-row>
        <table:table-row table:style-name="ro1">
          <table:table-cell office:value-type="string">
            <text:p>Locations</text:p>
          </table:table-cell>
          <table:table-cell office:value-type="string">
            <text:p>Vay Reach</text:p>
          </table:table-cell>
          <table:table-cell office:value-type="string">
            <text:p>Maklar's Embrace</text:p>
          </table:table-cell>
          <table:table-cell office:value-type="string">
            <text:p>Capitol and sole city of Vay Reach, nestled high up in the center of the mountains.</text:p>
          </table:table-cell>
        </table:table-row>
        <table:table-row table:style-name="ro2">
          <table:table-cell office:value-type="string">
            <text:p>Locations</text:p>
          </table:table-cell>
          <table:table-cell office:value-type="string">
            <text:p>Vay Reach</text:p>
          </table:table-cell>
          <table:table-cell office:value-type="string">
            <text:p>The College</text:p>
          </table:table-cell>
          <table:table-cell office:value-type="string">
            <text:p>Residing in Maklar's Embrace is the most advanced school in the world. Chief among the fields of study are Automation, Terology (the study of everything below the ground), and Thaumaturgical Refinement (magic improving everyday life).</text:p>
          </table:table-cell>
        </table:table-row>
        <table:table-row table:style-name="ro1">
          <table:table-cell office:value-type="string">
            <text:p>Locations</text:p>
          </table:table-cell>
          <table:table-cell office:value-type="string">
            <text:p>Lestron</text:p>
          </table:table-cell>
          <table:table-cell office:value-type="string">
            <text:p>Lestron</text:p>
          </table:table-cell>
          <table:table-cell office:value-type="string">
            <text:p>Formerly home to humans, elves immigrated to Ter Wenda and took over this forested southern land.</text:p>
          </table:table-cell>
        </table:table-row>
        <table:table-row table:style-name="ro1">
          <table:table-cell office:value-type="string">
            <text:p>Locations</text:p>
          </table:table-cell>
          <table:table-cell table:number-columns-repeated="2" office:value-type="string">
            <text:p>The Nameless Lands</text:p>
          </table:table-cell>
          <table:table-cell office:value-type="string">
            <text:p>The wild eastern lands of Ter Wenda inhabited by nomadic horseman tribes. They are constantly at war with each other, and the more daring tribes mount raids into neighboring Solria Ter... and are often subsequently wiped out.</text:p>
          </table:table-cell>
        </table:table-row>
        <table:table-row table:style-name="ro2">
          <table:table-cell office:value-type="string">
            <text:p>Locations</text:p>
          </table:table-cell>
          <table:table-cell office:value-type="string">
            <text:p>???</text:p>
          </table:table-cell>
          <table:table-cell office:value-type="string">
            <text:p>Menkavir</text:p>
          </table:table-cell>
          <table:table-cell office:value-type="string">
            <text:p>The party encountered a strange jungle temple that was seemingly transported to Solria Ter. Inside a journal, they found reference to a Dwarven city named Menkavir.</text:p>
          </table:table-cell>
        </table:table-row>
        <table:table-row table:style-name="ro2">
          <table:table-cell office:value-type="string">
            <text:p>People</text:p>
          </table:table-cell>
          <table:table-cell office:value-type="string">
            <text:p>Vay Reach</text:p>
          </table:table-cell>
          <table:table-cell office:value-type="string">
            <text:p>Dax Magnus</text:p>
          </table:table-cell>
          <table:table-cell office:value-type="string">
            <text:p>King of Vay Reach. The party delivered a mysterious Parcel containing some kind of artifact to him.</text:p>
          </table:table-cell>
        </table:table-row>
        <table:table-row table:style-name="ro1">
          <table:table-cell office:value-type="string">
            <text:p>People</text:p>
          </table:table-cell>
          <table:table-cell/>
          <table:table-cell office:value-type="string">
            <text:p>Chancellor Zerrik</text:p>
          </table:table-cell>
          <table:table-cell office:value-type="string">
            <text:p>One of 13 chancellor of Solria Ter, who essentially govern a piece of the country and its territories. Enemy by proxy to the party, having sent patrols out to find them and capture the Parcel.</text:p>
          </table:table-cell>
        </table:table-row>
        <table:table-row table:style-name="ro1">
          <table:table-cell office:value-type="string">
            <text:p>People</text:p>
          </table:table-cell>
          <table:table-cell/>
          <table:table-cell office:value-type="string">
            <text:p>Count Vardo</text:p>
          </table:table-cell>
          <table:table-cell office:value-type="string">
            <text:p>A Count in Evoxa, a central city in Solria Ter. This unknown man apparently sent mercenaries to kill the party during their journey to Vay Reach. Why he did so is unknown.</text:p>
          </table:table-cell>
        </table:table-row>
        <table:table-row table:style-name="ro1">
          <table:table-cell office:value-type="string">
            <text:p>People</text:p>
          </table:table-cell>
          <table:table-cell/>
          <table:table-cell office:value-type="string">
            <text:p>Bastions</text:p>
          </table:table-cell>
          <table:table-cell office:value-type="string">
            <text:p>Enforcers of Solria Ter. They are talented magic users, usually wizards, who spend their days hunting down "disadents" and "traitors." Widely feared, when they come to town most people's first instinct is to hide... regardless of any wrong-doing.</text:p>
          </table:table-cell>
        </table:table-row>
        <table:table-row table:style-name="ro2">
          <table:table-cell office:value-type="string">
            <text:p>People</text:p>
          </table:table-cell>
          <table:table-cell/>
          <table:table-cell office:value-type="string">
            <text:p>Sunderers</text:p>
          </table:table-cell>
          <table:table-cell office:value-type="string">
            <text:p>Mid-ranking soldiers of Solria Ter, equipped with Evadra gauntlets for hampering magic-users.</text:p>
          </table:table-cell>
        </table:table-row>
        <table:table-row table:style-name="ro1">
          <table:table-cell office:value-type="string">
            <text:p>People</text:p>
          </table:table-cell>
          <table:table-cell/>
          <table:table-cell office:value-type="string">
            <text:p>Commander Azhara</text:p>
          </table:table-cell>
          <table:table-cell office:value-type="string">
            <text:p>A particularly ruthless Tiefling Bastion who harried the party for 3 days at Fort Anora in Southern Solria Ter. They chose to let her go when she expressed willingness to save the land from Nyzalith.</text:p>
          </table:table-cell>
        </table:table-row>
        <table:table-row table:style-name="ro1">
          <table:table-cell office:value-type="string">
            <text:p>People</text:p>
          </table:table-cell>
          <table:table-cell/>
          <table:table-cell office:value-type="string">
            <text:p>Lt Rhovak</text:p>
          </table:table-cell>
          <table:table-cell office:value-type="string">
            <text:p>A young Bastion who claimed to be a sleeper agent for the nomadic tribes in the eastern Nameless Lands, despite the 'nation' having no overarching government of any kind. The party tied him up at Fort Anora and left him alive.</text:p>
          </table:table-cell>
        </table:table-row>
        <table:table-row table:style-name="ro1">
          <table:table-cell office:value-type="string">
            <text:p>People</text:p>
          </table:table-cell>
          <table:table-cell/>
          <table:table-cell office:value-type="string">
            <text:p>Bolio</text:p>
          </table:table-cell>
          <table:table-cell office:value-type="string">
            <text:p>“Where the hell are my keys?”</text:p>
          </table:table-cell>
        </table:table-row>
        <table:table-row table:style-name="ro1">
          <table:table-cell office:value-type="string">
            <text:p>People</text:p>
          </table:table-cell>
          <table:table-cell/>
          <table:table-cell office:value-type="string">
            <text:p>Belthar</text:p>
          </table:table-cell>
          <table:table-cell office:value-type="string">
            <text:p>An amnesiac dwarf sorcerer usually more concerned with erections than any current intrigue.</text:p>
          </table:table-cell>
        </table:table-row>
        <table:table-row table:style-name="ro1">
          <table:table-cell office:value-type="string">
            <text:p>People</text:p>
          </table:table-cell>
          <table:table-cell/>
          <table:table-cell office:value-type="string">
            <text:p>KEK</text:p>
          </table:table-cell>
          <table:table-cell office:value-type="string">
            <text:p>A massive Horc barbarian who's only tenet in life is 'I need that.'</text:p>
          </table:table-cell>
        </table:table-row>
        <table:table-row table:style-name="ro1">
          <table:table-cell office:value-type="string">
            <text:p>People</text:p>
          </table:table-cell>
          <table:table-cell/>
          <table:table-cell office:value-type="string">
            <text:p>Ialias</text:p>
          </table:table-cell>
          <table:table-cell office:value-type="string">
            <text:p>A Tiefling cleric in a constant battle between doing what's right, and doing what's fun.</text:p>
          </table:table-cell>
        </table:table-row>
        <table:table-row table:style-name="ro1">
          <table:table-cell office:value-type="string">
            <text:p>People</text:p>
          </table:table-cell>
          <table:table-cell/>
          <table:table-cell office:value-type="string">
            <text:p>Perdant</text:p>
          </table:table-cell>
          <table:table-cell office:value-type="string">
            <text:p>From the root word 'Perceive.' The right-hand-man of many powerful leaders across the continent. They are widely-known to have some kind of magical abilities that normal magic-users do not possess, that allow them glimpses of possible futures.</text:p>
          </table:table-cell>
        </table:table-row>
        <table:table-row table:style-name="ro2">
          <table:table-cell office:value-type="string">
            <text:p>People</text:p>
          </table:table-cell>
          <table:table-cell office:value-type="string">
            <text:p>Vay Reach</text:p>
          </table:table-cell>
          <table:table-cell office:value-type="string">
            <text:p>Stone Grace</text:p>
          </table:table-cell>
          <table:table-cell office:value-type="string">
            <text:p>An order of troops answering directly to the King of Vay Reach. Separate from the City Watch, the Stone Grace handles crime and conflict occurring outside the city, and conduct longer-term investigations.</text:p>
          </table:table-cell>
        </table:table-row>
        <table:table-row table:style-name="ro2">
          <table:table-cell office:value-type="string">
            <text:p>People</text:p>
          </table:table-cell>
          <table:table-cell office:value-type="string">
            <text:p>Vay Reach</text:p>
          </table:table-cell>
          <table:table-cell office:value-type="string">
            <text:p>Guild for Greater Profits</text:p>
          </table:table-cell>
          <table:table-cell office:value-type="string">
            <text:p>A powerful guild of merchants that make their home in the Silver Spire. Due to their rampant bribes and positions of power, King Magnus has essentially granted them de-facto immunity... but they are very skilled at operating behind the scenes, anyway.</text:p>
          </table:table-cell>
        </table:table-row>
        <table:table-row table:style-name="ro1">
          <table:table-cell office:value-type="string">
            <text:p>Gods</text:p>
          </table:table-cell>
          <table:table-cell/>
          <table:table-cell office:value-type="string">
            <text:p>Nyzalith</text:p>
          </table:table-cell>
          <table:table-cell office:value-type="string">
            <text:p>God of the after-dark. He was previously unknown to the people of Ter but revealed himself and his spawn to the world in the autumn of year 3406</text:p>
          </table:table-cell>
        </table:table-row>
        <table:table-row table:style-name="ro2">
          <table:table-cell office:value-type="string">
            <text:p>Gods</text:p>
          </table:table-cell>
          <table:table-cell/>
          <table:table-cell office:value-type="string">
            <text:p>Maklar</text:p>
          </table:table-cell>
          <table:table-cell office:value-type="string">
            <text:p>God of perseverance, cooperation, brotherhood, Auk. Used to be thought to have created Auk as a reminder that he is present always, and that they are part of a greater universe. Few people now worship him apart from off-hand prayers, although Dwarves in Vay Reach still hold faith.</text:p>
          </table:table-cell>
        </table:table-row>
        <table:table-row table:style-name="ro1">
          <table:table-cell office:value-type="string">
            <text:p>After-Dark</text:p>
          </table:table-cell>
          <table:table-cell/>
          <table:table-cell office:value-type="string">
            <text:p>After-Dark</text:p>
          </table:table-cell>
          <table:table-cell office:value-type="string">
            <text:p>The term for the time when a cold fog creeps over the continent, bringing with it multitudes of malicious monsters. It also has the power to infect normal creatures, corrupting them into similarly evil beasts.</text:p>
          </table:table-cell>
        </table:table-row>
        <table:table-row table:style-name="ro1">
          <table:table-cell office:value-type="string">
            <text:p>After-Dark</text:p>
          </table:table-cell>
          <table:table-cell/>
          <table:table-cell office:value-type="string">
            <text:p>Nyzalith</text:p>
          </table:table-cell>
          <table:table-cell office:value-type="string">
            <text:p>God of the after-dark. He was previously unknown to the people of Ter but revealed himself and his spawn to the world in the autumn of year 3406, promising revenge for some unspoken ancient grievance.</text:p>
          </table:table-cell>
        </table:table-row>
        <table:table-row table:style-name="ro1">
          <table:table-cell office:value-type="string">
            <text:p>After-Dark</text:p>
          </table:table-cell>
          <table:table-cell/>
          <table:table-cell office:value-type="string">
            <text:p>Infested</text:p>
          </table:table-cell>
          <table:table-cell office:value-type="string">
            <text:p>Heralding Nyzalith's arrival, pale writhing purple worms that secret a thick ooze began to appear around the land. Contact with these worms spells instant infestation of lesser creatures, while those powerful enough to resist are all the same eventually consumed – becoming monstrous demons bent to Nyzalith's will.</text:p>
          </table:table-cell>
        </table:table-row>
        <table:table-row table:style-name="ro1">
          <table:table-cell office:value-type="string">
            <text:p>After-Dark</text:p>
          </table:table-cell>
          <table:table-cell/>
          <table:table-cell office:value-type="string">
            <text:p>Fog Weaver</text:p>
          </table:table-cell>
          <table:table-cell office:value-type="string">
            <text:p>Powerful Infested, usually spawned when the infestation takes a person or creature of greater power. They are able to spew fog capable of spreading the infestation.</text:p>
          </table:table-cell>
        </table:table-row>
        <table:table-row table:style-name="ro1">
          <table:table-cell office:value-type="string">
            <text:p>Terms</text:p>
          </table:table-cell>
          <table:table-cell/>
          <table:table-cell office:value-type="string">
            <text:p>Evadra</text:p>
          </table:table-cell>
          <table:table-cell office:value-type="string">
            <text:p>A jet-black stone laced with pulsing blue veins. Nullifies magic and magic-users when it comes in contact. No one knows from where these stone fragments originate, only that they are fairly common both above and below-ground.</text:p>
          </table:table-cell>
        </table:table-row>
        <table:table-row table:style-name="ro2">
          <table:table-cell office:value-type="string">
            <text:p>Terms</text:p>
          </table:table-cell>
          <table:table-cell/>
          <table:table-cell office:value-type="string">
            <text:p>Inverted Evadra</text:p>
          </table:table-cell>
          <table:table-cell office:value-type="string">
            <text:p>Counter to normal Evadra, Inverted Evadra is pure-white, like opal. It is exceedingly rare and recently the school of Automation in Vay Reach has discovered a way to harness its power to fuel autonomous machines.</text:p>
          </table:table-cell>
        </table:table-row>
        <table:table-row table:style-name="ro1">
          <table:table-cell office:value-type="string">
            <text:p>Terms</text:p>
          </table:table-cell>
          <table:table-cell/>
          <table:table-cell office:value-type="string">
            <text:p>Days of the week</text:p>
          </table:table-cell>
          <table:table-cell office:value-type="string">
            <text:p>Oyrad, Hurad, Olrad, Norad, Vyurad (first day of 3 day weekend), Bnyurad, Purad</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3-26">03/26/2025</text:date>, <text:time>13:39: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3-26T09:52:13.39</meta:creation-date>
    <dc:date>2025-03-26T13:39:07.77</dc:date>
    <meta:editing-duration>PT3H24M20S</meta:editing-duration>
    <meta:editing-cycles>19</meta:editing-cycles>
    <meta:generator>OpenOffice/4.1.11$Win32 OpenOffice.org_project/4111m1$Build-9808</meta:generator>
    <meta:document-statistic meta:table-count="3" meta:cell-count="132" meta:object-count="0"/>
  </office:meta>
</office:document-meta>
</file>